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Hack" fo:font-size="20pt" style:font-size-asian="20pt" style:font-size-complex="20pt"/>
    </style:style>
    <style:style style:name="P2" style:family="paragraph" style:parent-style-name="Standard">
      <style:text-properties style:font-name="Hack" fo:font-size="20pt" officeooo:paragraph-rsid="00173e2e" style:font-size-asian="20pt" style:font-size-complex="20pt"/>
    </style:style>
    <style:style style:name="P3" style:family="paragraph" style:parent-style-name="Standard">
      <style:text-properties style:font-name="Hack" fo:font-size="20pt" officeooo:rsid="00173e2e" officeooo:paragraph-rsid="00173e2e" style:font-size-asian="20pt" style:font-size-complex="20pt"/>
    </style:style>
    <style:style style:name="P4" style:family="paragraph" style:parent-style-name="Standard">
      <style:text-properties style:font-name="Hack" fo:font-size="20pt" officeooo:rsid="00173e2e" officeooo:paragraph-rsid="0018c50f" style:font-size-asian="20pt" style:font-size-complex="20pt"/>
    </style:style>
    <style:style style:name="P5" style:family="paragraph" style:parent-style-name="Standard">
      <style:text-properties style:font-name="Hack" fo:font-size="20pt" officeooo:rsid="00173e2e" officeooo:paragraph-rsid="001e0b2d" style:font-size-asian="20pt" style:font-size-complex="20pt"/>
    </style:style>
    <style:style style:name="P6" style:family="paragraph" style:parent-style-name="Standard">
      <style:text-properties style:font-name="Hack" fo:font-size="20pt" officeooo:rsid="001b4c0e" officeooo:paragraph-rsid="0018c50f" style:font-size-asian="20pt" style:font-size-complex="20pt"/>
    </style:style>
    <style:style style:name="P7" style:family="paragraph" style:parent-style-name="Standard">
      <style:text-properties style:font-name="Hack" fo:font-size="20pt" officeooo:rsid="001b4c0e" officeooo:paragraph-rsid="001b4c0e" style:font-size-asian="20pt" style:font-size-complex="20pt"/>
    </style:style>
    <style:style style:name="P8" style:family="paragraph" style:parent-style-name="Standard">
      <style:text-properties style:font-name="Hack" fo:font-size="20pt" officeooo:rsid="001b4c0e" officeooo:paragraph-rsid="001e0b2d" style:font-size-asian="20pt" style:font-size-complex="20pt"/>
    </style:style>
    <style:style style:name="P9" style:family="paragraph" style:parent-style-name="Standard">
      <style:text-properties style:font-name="Hack" fo:font-size="20pt" officeooo:paragraph-rsid="001e0b2d" style:font-size-asian="20pt" style:font-size-complex="20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Hack" fo:font-size="30pt" fo:font-weight="bold" officeooo:paragraph-rsid="00173e2e" style:font-size-asian="30pt" style:font-weight-asian="bold" style:font-size-complex="30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Hack" fo:font-size="30pt" fo:font-weight="bold" officeooo:paragraph-rsid="001e0b2d" style:font-size-asian="30pt" style:font-weight-asian="bold" style:font-size-complex="30pt" style:font-weight-complex="bold"/>
    </style:style>
    <style:style style:name="P12" style:family="paragraph" style:parent-style-name="Standard">
      <style:text-properties officeooo:rsid="0018c50f" officeooo:paragraph-rsid="0018c50f"/>
    </style:style>
    <style:style style:name="P13" style:family="paragraph" style:parent-style-name="Standard">
      <style:text-properties officeooo:rsid="0018c50f" officeooo:paragraph-rsid="001e0b2d"/>
    </style:style>
    <style:style style:name="P14" style:family="paragraph" style:parent-style-name="Standard">
      <style:text-properties style:font-name="Hack" fo:font-size="20pt" officeooo:rsid="00173e2e" officeooo:paragraph-rsid="00173e2e" style:font-size-asian="20pt" style:font-size-complex="20pt"/>
    </style:style>
    <style:style style:name="P15" style:family="paragraph" style:parent-style-name="Standard">
      <style:text-properties style:font-name="Hack" fo:font-size="20pt" officeooo:rsid="00173e2e" officeooo:paragraph-rsid="001e0b2d" style:font-size-asian="20pt" style:font-size-complex="20pt"/>
    </style:style>
    <style:style style:name="P16" style:family="paragraph" style:parent-style-name="Standard" style:list-style-name="L1">
      <style:text-properties style:font-name="Hack" fo:font-size="20pt" officeooo:rsid="001d39f9" officeooo:paragraph-rsid="001d39f9" style:font-size-asian="20pt" style:font-size-complex="20pt"/>
    </style:style>
    <style:style style:name="P17" style:family="paragraph" style:parent-style-name="Standard" style:list-style-name="L3">
      <style:text-properties style:font-name="Hack" fo:font-size="20pt" officeooo:rsid="001d39f9" officeooo:paragraph-rsid="001e0b2d" style:font-size-asian="20pt" style:font-size-complex="20pt"/>
    </style:style>
    <style:style style:name="P18" style:family="paragraph" style:parent-style-name="Standard" style:list-style-name="L1">
      <style:text-properties style:font-name="Hack" fo:font-size="20pt" officeooo:rsid="0018c50f" officeooo:paragraph-rsid="0018c50f" style:font-size-asian="20pt" style:font-size-complex="20pt"/>
    </style:style>
    <style:style style:name="P19" style:family="paragraph" style:parent-style-name="Standard" style:list-style-name="L3">
      <style:text-properties style:font-name="Hack" fo:font-size="20pt" officeooo:rsid="0018c50f" officeooo:paragraph-rsid="001e0b2d" style:font-size-asian="20pt" style:font-size-complex="20pt"/>
    </style:style>
    <style:style style:name="P20" style:family="paragraph" style:parent-style-name="Standard" style:list-style-name="L3">
      <style:text-properties style:font-name="Hack" fo:font-size="20pt" officeooo:paragraph-rsid="001e0b2d" style:font-size-asian="20pt" style:font-size-complex="20pt"/>
    </style:style>
    <style:style style:name="P21" style:family="paragraph" style:parent-style-name="Standard">
      <style:text-properties style:font-name="Hack" fo:font-size="20pt" officeooo:rsid="001b4c0e" officeooo:paragraph-rsid="001b4c0e" style:font-size-asian="20pt" style:font-size-complex="20pt"/>
    </style:style>
    <style:style style:name="P22" style:family="paragraph" style:parent-style-name="Standard">
      <style:text-properties style:font-name="Hack" fo:font-size="20pt" officeooo:rsid="001b4c0e" officeooo:paragraph-rsid="001e0b2d" style:font-size-asian="20pt" style:font-size-complex="20pt"/>
    </style:style>
    <style:style style:name="P23" style:family="paragraph" style:parent-style-name="Standard">
      <style:text-properties style:font-name="Hack" fo:font-size="20pt" officeooo:paragraph-rsid="001b4c0e" style:font-size-asian="20pt" style:font-size-complex="20pt"/>
    </style:style>
    <style:style style:name="P24" style:family="paragraph" style:parent-style-name="Standard">
      <style:text-properties style:font-name="Hack" fo:font-size="20pt" officeooo:paragraph-rsid="001e0b2d" style:font-size-asian="20pt" style:font-size-complex="20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Hack" fo:font-size="30pt" fo:font-weight="bold" officeooo:paragraph-rsid="001e0b2d" style:font-size-asian="30pt" style:font-weight-asian="bold" style:font-size-complex="30pt" style:font-weight-complex="bold"/>
    </style:style>
    <style:style style:name="T1" style:family="text">
      <style:text-properties officeooo:rsid="00173e2e"/>
    </style:style>
    <style:style style:name="T2" style:family="text">
      <style:text-properties style:font-name="Hack" fo:font-size="20pt" officeooo:rsid="00173e2e" style:font-size-asian="20pt" style:font-size-complex="20pt"/>
    </style:style>
    <style:style style:name="T3" style:family="text">
      <style:text-properties style:font-name="Hack" fo:font-size="20pt" officeooo:rsid="001b4c0e" style:font-size-asian="20pt" style:font-size-complex="20pt"/>
    </style:style>
    <style:style style:name="T4" style:family="text">
      <style:text-properties style:font-name="Hack" fo:font-size="20pt" style:text-underline-style="solid" style:text-underline-width="auto" style:text-underline-color="font-color" officeooo:rsid="00173e2e" style:font-size-asian="20pt" style:font-size-complex="2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8cf8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6">ma</text:span><text:span text:style-name="T1">ke-nxm.</text:span><text:span text:style-name="T6">sh</text:span><text:span text:style-name="T1">:</text:span></text:p>
      <text:p text:style-name="P3"/>
      <text:p text:style-name="P3"/>
      <text:list xml:id="list1789188041" text:style-name="L1">
        <text:list-item>
          <text:p text:style-name="P16">Create a composed n x m image from a single image</text:p>
        </text:list-item>
        <text:list-item>
          <text:p text:style-name="P18">create both a full and a resolution-reduced image<text:line-break/></text:p>
        </text:list-item>
      </text:list>
      <text:p text:style-name="P4"/>
      <text:p text:style-name="P12"><text:span text:style-name="T4">purpose</text:span><text:span text:style-name="T2">: facilitate flyer production from a sharepicture, </text:span><text:span text:style-name="T3">for example from </text:span><text:a xlink:type="simple" xlink:href="https://fahrradtermine.berlin/" text:style-name="Internet_20_link" text:visited-style-name="Visited_20_Internet_20_Link"><text:span text:style-name="T3">https://fahrradtermine.berlin</text:span></text:a></text:p>
      <text:p text:style-name="P6"/>
      <text:p text:style-name="P1"><text:s/></text:p>
      <text:p text:style-name="P3">bash script</text:p>
      <text:p text:style-name="P3">only requirement: imagemagick (<text:span text:style-name="T5">aka</text:span> magick; convert)</text:p>
      <text:p text:style-name="P2"/>
      <text:p text:style-name="P7">Code: <text:a xlink:type="simple" xlink:href="https://github.com/Wikinaut/make-nxm.git" text:style-name="Internet_20_link" text:visited-style-name="Visited_20_Internet_20_Link">https://github.com/Wikinaut/make-nxm.git</text:a></text:p>
      <text:p text:style-name="P23"/>
      <text:p text:style-name="P23"/>
      <text:p text:style-name="P3">Wikinaut BHNT #98 c-base 27.08.2024</text:p>
      <text:p text:style-name="P3">@wikinaut@berlin.social</text:p>
      <text:p text:style-name="P11"/>
      <text:p text:style-name="P11"/>
      <text:p text:style-name="P11"><text:soft-page-break/><text:span text:style-name="T6">ma</text:span><text:span text:style-name="T1">ke-nxm.</text:span><text:span text:style-name="T6">sh</text:span><text:span text:style-name="T1">:</text:span></text:p>
      <text:p text:style-name="P5"/>
      <text:p text:style-name="P5"/>
      <text:list xml:id="list1739891792" text:style-name="L3">
        <text:list-item>
          <text:p text:style-name="P17">Create a composed n x m image from a single image</text:p>
        </text:list-item>
        <text:list-item>
          <text:p text:style-name="P20">use the average border color as inter-image (gutter) color</text:p>
        </text:list-item>
        <text:list-item>
          <text:p text:style-name="P19">create both a full and a resolution-reduced image<text:line-break/></text:p>
        </text:list-item>
      </text:list>
      <text:p text:style-name="P5"/>
      <text:p text:style-name="P13"><text:span text:style-name="T4">purpose</text:span><text:span text:style-name="T2">: facilitate flyer production from a sharepicture, </text:span><text:span text:style-name="T3">for example from </text:span><text:a xlink:type="simple" xlink:href="https://fahrradtermine.berlin/" text:style-name="Internet_20_link" text:visited-style-name="Visited_20_Internet_20_Link"><text:span text:style-name="T3">https://fahrradtermine.berlin</text:span></text:a></text:p>
      <text:p text:style-name="P8"/>
      <text:p text:style-name="P9"><text:s/></text:p>
      <text:p text:style-name="P5">bash script</text:p>
      <text:p text:style-name="P5">only requirement: imagemagick (<text:span text:style-name="T5">aka</text:span> magick; convert)</text:p>
      <text:p text:style-name="P9"/>
      <text:p text:style-name="P8">Code: <text:a xlink:type="simple" xlink:href="https://github.com/Wikinaut/make-nxm.git" text:style-name="Internet_20_link" text:visited-style-name="Visited_20_Internet_20_Link">https://github.com/Wikinaut/make-nxm.git</text:a></text:p>
      <text:p text:style-name="P9"/>
      <text:p text:style-name="P9"/>
      <text:p text:style-name="P5">Wikinaut BHNT #98 c-base 27.08.2024</text:p>
      <text:p text:style-name="P5">@wikinaut@berlin.socia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82cm" fo:margin-bottom="0.62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4:30:58.468913554</meta:creation-date>
    <dc:date>2024-08-27T15:51:47.887445114</dc:date>
    <meta:editing-duration>PT23M18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21" meta:word-count="108" meta:character-count="827" meta:non-whitespace-character-count="739"/>
  </office:meta>
</office:document-meta>
</file>